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3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solute energi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mer</text:p>
          </table:table-cell>
          <table:table-cell table:style-name="ce1" office:value-type="string" calcext:value-type="string">
            <text:p>MP2 (Eh)</text:p>
          </table:table-cell>
          <table:table-cell table:style-name="ce1" office:value-type="string" calcext:value-type="string">
            <text:p>MP2-MBE (Eh)</text:p>
          </table:table-cell>
          <table:table-cell table:style-name="ce1" office:value-type="string" calcext:value-type="string">
            <text:p>MBE-NN (E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311.00235" calcext:value-type="float">
            <text:p>-2311.00235</text:p>
          </table:table-cell>
          <table:table-cell office:value-type="float" office:value="-2310.93744" calcext:value-type="float">
            <text:p>-2310.93744</text:p>
          </table:table-cell>
          <table:table-cell office:value-type="float" office:value="-2310.93545" calcext:value-type="float">
            <text:p>-2310.93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310.91947" calcext:value-type="float">
            <text:p>-2310.91947</text:p>
          </table:table-cell>
          <table:table-cell office:value-type="float" office:value="-2310.86004" calcext:value-type="float">
            <text:p>-2310.86004</text:p>
          </table:table-cell>
          <table:table-cell office:value-type="float" office:value="-2310.85729" calcext:value-type="float">
            <text:p>-2310.85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10.93719" calcext:value-type="float">
            <text:p>-2310.93719</text:p>
          </table:table-cell>
          <table:table-cell office:value-type="float" office:value="-2310.87428" calcext:value-type="float">
            <text:p>-2310.87428</text:p>
          </table:table-cell>
          <table:table-cell office:value-type="float" office:value="-2310.87199" calcext:value-type="float">
            <text:p>-2310.87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10.95301" calcext:value-type="float">
            <text:p>-2310.95301</text:p>
          </table:table-cell>
          <table:table-cell office:value-type="float" office:value="-2310.89366" calcext:value-type="float">
            <text:p>-2310.89366</text:p>
          </table:table-cell>
          <table:table-cell office:value-type="float" office:value="-2310.89384" calcext:value-type="float">
            <text:p>-2310.89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10.92133" calcext:value-type="float">
            <text:p>-2310.92133</text:p>
          </table:table-cell>
          <table:table-cell table:style-name="ce3" office:value-type="float" office:value="-2310.86089" calcext:value-type="float">
            <text:p>-2310.86089</text:p>
          </table:table-cell>
          <table:table-cell office:value-type="float" office:value="-2310.85704" calcext:value-type="float">
            <text:p>-2310.8570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elative energi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mer</text:p>
          </table:table-cell>
          <table:table-cell table:style-name="ce1" office:value-type="string" calcext:value-type="string">
            <text:p>MP2 (Eh)</text:p>
          </table:table-cell>
          <table:table-cell table:style-name="ce1" office:value-type="string" calcext:value-type="string">
            <text:p>MP2-MBE (Eh)</text:p>
          </table:table-cell>
          <table:table-cell table:style-name="ce1" office:value-type="string" calcext:value-type="string">
            <text:p>MBE-NN (E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([.B4]-[.B$3])*627.50947414" office:value-type="float" office:value="52.0079852169658" calcext:value-type="float">
            <text:p>52.0</text:p>
          </table:table-cell>
          <table:table-cell table:style-name="ce5" table:formula="of:=([.C4]-[.C$3])*627.50947414" office:value-type="float" office:value="48.5692332985145" calcext:value-type="float">
            <text:p>48.6</text:p>
          </table:table-cell>
          <table:table-cell table:style-name="ce5" table:formula="of:=([.D4]-[.D$3])*627.50947414" office:value-type="float" office:value="49.0461404987983" calcext:value-type="float">
            <text:p>49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([.B5]-[.B$3])*627.50947414" office:value-type="float" office:value="40.8885173350285" calcext:value-type="float">
            <text:p>40.9</text:p>
          </table:table-cell>
          <table:table-cell table:style-name="ce5" table:formula="of:=([.C5]-[.C$3])*627.50947414" office:value-type="float" office:value="39.6334983867782" calcext:value-type="float">
            <text:p>39.6</text:p>
          </table:table-cell>
          <table:table-cell table:style-name="ce5" table:formula="of:=([.D5]-[.D$3])*627.50947414" office:value-type="float" office:value="39.8217512288303" calcext:value-type="float">
            <text:p>3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([.B6]-[.B$3])*627.50947414" office:value-type="float" office:value="30.9613174540859" calcext:value-type="float">
            <text:p>31.0</text:p>
          </table:table-cell>
          <table:table-cell table:style-name="ce5" table:formula="of:=([.C6]-[.C$3])*627.50947414" office:value-type="float" office:value="27.4723647778302" calcext:value-type="float">
            <text:p>27.5</text:p>
          </table:table-cell>
          <table:table-cell table:style-name="ce5" table:formula="of:=([.D6]-[.D$3])*627.50947414" office:value-type="float" office:value="26.1106692188174" calcext:value-type="float">
            <text:p>2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([.B7]-[.B$3])*627.50947414" office:value-type="float" office:value="50.8408175948733" calcext:value-type="float">
            <text:p>50.8</text:p>
          </table:table-cell>
          <table:table-cell table:style-name="ce5" table:formula="of:=([.C7]-[.C$3])*627.50947414" office:value-type="float" office:value="48.0358502455581" calcext:value-type="float">
            <text:p>48.0</text:p>
          </table:table-cell>
          <table:table-cell table:style-name="ce5" table:formula="of:=([.D7]-[.D$3])*627.50947414" office:value-type="float" office:value="49.2030178673653" calcext:value-type="float">
            <text:p>49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rrors with respect to MP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m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5" table:formula="of:=[.C14]-[.$B14]" office:value-type="float" office:value="-3.4387519184513" calcext:value-type="float">
            <text:p>-3.4</text:p>
          </table:table-cell>
          <table:table-cell table:style-name="ce5" table:formula="of:=[.D14]-[.$B14]" office:value-type="float" office:value="-2.96184471816753" calcext:value-type="float">
            <text:p>-3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5" table:formula="of:=[.C15]-[.$B15]" office:value-type="float" office:value="-1.25501894825032" calcext:value-type="float">
            <text:p>-1.3</text:p>
          </table:table-cell>
          <table:table-cell table:style-name="ce5" table:formula="of:=[.D15]-[.$B15]" office:value-type="float" office:value="-1.06676610619826" calcext:value-type="float">
            <text:p>-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5" table:formula="of:=[.C16]-[.$B16]" office:value-type="float" office:value="-3.48895267625575" calcext:value-type="float">
            <text:p>-3.5</text:p>
          </table:table-cell>
          <table:table-cell table:style-name="ce5" table:formula="of:=[.D16]-[.$B16]" office:value-type="float" office:value="-4.85064823526857" calcext:value-type="float">
            <text:p>-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5" table:formula="of:=[.C17]-[.$B17]" office:value-type="float" office:value="-2.80496734931521" calcext:value-type="float">
            <text:p>-2.8</text:p>
          </table:table-cell>
          <table:table-cell table:style-name="ce5" table:formula="of:=[.D17]-[.$B17]" office:value-type="float" office:value="-1.63779972750805" calcext:value-type="float">
            <text:p>-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16:44:38.891866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9:45:50.866545911</meta:creation-date>
    <dc:date>2022-09-25T16:44:52.861067329</dc:date>
    <meta:editing-duration>PT1H12M2S</meta:editing-duration>
    <meta:editing-cycles>14</meta:editing-cycles>
    <meta:generator>LibreOffice/6.4.7.2$Linux_X86_64 LibreOffice_project/40$Build-2</meta:generator>
    <meta:document-statistic meta:table-count="1" meta:cell-count="64" meta:object-count="0"/>
  </office:meta>
</office:document-meta>
</file>